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6634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Generic Test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number-columns-repeated="2"/>
          <table:table-cell office:value-type="string">
            <text:p>1</text:p>
          </table:table-cell>
          <table:table-cell office:value-type="string">
            <text:p>Start the mds server with correct paramet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</text:p>
          </table:table-cell>
          <table:table-cell office:value-type="string">
            <text:p>start mds server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3</text:p>
          </table:table-cell>
          <table:table-cell office:value-type="string">
            <text:p>start data server(s) with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4</text:p>
          </table:table-cell>
          <table:table-cell office:value-type="string">
            <text:p>start data server(s) with 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5</text:p>
          </table:table-cell>
          <table:table-cell office:value-type="string">
            <text:p>start pnfs client giving incorrect paramet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6</text:p>
          </table:table-cell>
          <table:table-cell office:value-type="string">
            <text:p>start the pnfs client with incorrect parameter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7</text:p>
          </table:table-cell>
          <table:table-cell office:value-type="string">
            <text:p>Check if mount has happened correctly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office:value-type="string">
            <text:p>Run cat /etc/fstab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9</text:p>
          </table:table-cell>
          <table:table-cell office:value-type="string">
            <text:p>Run ls on empty folder with -a -l option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>
            <text:p>10</text:p>
          </table:table-cell>
          <table:table-cell office:value-type="string">
            <text:p>Copy file from the local file system to the mount location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1</text:p>
          </table:table-cell>
          <table:table-cell office:value-type="string">
            <text:p>Create Directori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office:value-type="string">
            <text:p>Create fil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</text:p>
          </table:table-cell>
          <table:table-cell office:value-type="string">
            <text:p>Remove Directori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4</text:p>
          </table:table-cell>
          <table:table-cell office:value-type="string">
            <text:p>Create sym link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5</text:p>
          </table:table-cell>
          <table:table-cell office:value-type="string">
            <text:p>Unlink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6</text:p>
          </table:table-cell>
          <table:table-cell office:value-type="string">
            <text:p>Create hard link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7</text:p>
          </table:table-cell>
          <table:table-cell office:value-type="string">
            <text:p>Remove file(s)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8</text:p>
          </table:table-cell>
          <table:table-cell office:value-type="string">
            <text:p>Change owner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9</text:p>
          </table:table-cell>
          <table:table-cell office:value-type="string">
            <text:p>Change permission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0</text:p>
          </table:table-cell>
          <table:table-cell office:value-type="string">
            <text:p>Open file using vi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1</text:p>
          </table:table-cell>
          <table:table-cell office:value-type="string">
            <text:p>Read file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2</text:p>
          </table:table-cell>
          <table:table-cell office:value-type="string">
            <text:p>cat file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3</text:p>
          </table:table-cell>
          <table:table-cell office:value-type="string">
            <text:p>Move files 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4</text:p>
          </table:table-cell>
          <table:table-cell office:value-type="string">
            <text:p>Move directori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5</text:p>
          </table:table-cell>
          <table:table-cell office:value-type="string">
            <text:p>Rename fil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6</text:p>
          </table:table-cell>
          <table:table-cell office:value-type="string">
            <text:p>Rename Directories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7</text:p>
          </table:table-cell>
          <table:table-cell office:value-type="string">
            <text:p>Append data to a file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Performanc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>
            <text:p>Si No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8">
          <table:table-cell table:number-columns-repeated="2"/>
          <table:table-cell office:value-type="string">
            <text:p>1</text:p>
          </table:table-cell>
          <table:table-cell office:value-type="string">
            <text:p>Copy a large file of size &gt; 16k <text:s/>[ stripe size ] to the mount location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7">
          <table:table-cell table:number-columns-repeated="2"/>
          <table:table-cell office:value-type="string">
            <text:p>2</text:p>
          </table:table-cell>
          <table:table-cell office:value-type="string">
            <text:p>Modify the large file and make it &gt; 32 k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3</text:p>
          </table:table-cell>
          <table:table-cell office:value-type="string">
            <text:p>Modify the large file and reduce the file size to 4k</text:p>
          </table:table-cell>
          <table:table-cell office:value-type="string">
            <text:p>Positiv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4</text:p>
          </table:table-cell>
          <table:table-cell office:value-type="string">
            <text:p>Read a large file from the mount location</text:p>
          </table:table-cell>
          <table:table-cell office:value-type="string">
            <text:p>Positiv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13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9T11:25:19</meta:creation-date>
    <dc:date>2011-04-19T13:36:05</dc:date>
    <meta:editing-duration>PT02H10M47S</meta:editing-duration>
    <meta:editing-cycles>8</meta:editing-cycles>
    <meta:generator>OpenOffice.org/3.2$Linux OpenOffice.org_project/320m19$Build-9505</meta:generator>
    <meta:document-statistic meta:table-count="3" meta:cell-count="111" meta:object-count="0"/>
  </office:meta>
</office:document-meta>
</file>